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derstanding of Optimal Sol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Algo/Recursive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 K</text:p>
          </table:table-cell>
          <table:table-cell office:value-type="string" calcext:value-type="string">
            <text:p>https://leetcode.com/problems/3sum-closest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problems/4sum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2 pattern</text:p>
          </table:table-cell>
          <table:table-cell office:value-type="string" calcext:value-type="string">
            <text:p>https://leetcode.com/problems/132-pattern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Two Numbers</text:p>
          </table:table-cell>
          <table:table-cell office:value-type="string" calcext:value-type="string">
            <text:p>https://leetcode.com/problems/add-two-numbers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 Collision</text:p>
          </table:table-cell>
          <table:table-cell office:value-type="string" calcext:value-type="string">
            <text:p>https://leetcode.com/problems/asteroid-collision/</text:p>
          </table:table-cell>
          <table:table-cell office:value-type="string" calcext:value-type="string">
            <text:p>N^2 loop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 Balloons</text:p>
          </table:table-cell>
          <table:table-cell office:value-type="string" calcext:value-type="string">
            <text:p>https://leetcode.com/problems/burst-balloons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 Of Tokens</text:p>
          </table:table-cell>
          <table:table-cell office:value-type="string" calcext:value-type="string">
            <text:p>https://leetcode.com/problems/bag-of-tokens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 LL to Int</text:p>
          </table:table-cell>
          <table:table-cell office:value-type="string" calcext:value-type="string">
            <text:p>https://leetcode.com/problems/convert-binary-number-in-a-linked-list-to-integer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NextP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TreeT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wisecomp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It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Min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Serial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Next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ddy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Transf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Bulls&amp;Cows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PlaceFlow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poo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mpagneTow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Grap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cutive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vered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wlerLog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ode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estNodeSub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MinHeightTre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TheDif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MissingPosi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InvertIm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te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easingOrderSearch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nter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SortLinked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ToRom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Game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iffPai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thFact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gest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Cycle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Random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CommonPref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Palindr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Wit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jorityE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AncestorD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istToClos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imumNonNegative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duc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fitGond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SortedArr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KSort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Link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ArrowBur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CostMoveChi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DominoRo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rorRef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L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AtMostNGivenDigit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rsDivisible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Part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tionEqualSub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NumberCombin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rPi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Sum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ent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ver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Elemen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nthfrom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orderSp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edDnaSequen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ingDivBy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To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Dig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idingWindowMax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Divis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SubsequenceDistin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edSqua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ralmatr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Gam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rayProductLes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ryRan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oneInheri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Mo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aths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ermu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Sub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Mountain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dcardMat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B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igZa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Pairs</text:p>
          </table:table-cell>
          <table:table-cell office:value-type="string" calcext:value-type="string">
            <text:p>https://leetcode.com/problems/swap-nodes-in-pair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KGroup</text:p>
          </table:table-cell>
          <table:table-cell office:value-type="string" calcext:value-type="string">
            <text:p>https://leetcode.com/problems/reverse-nodes-in-k-group/submission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ValidBST</text:p>
          </table:table-cell>
          <table:table-cell office:value-type="string" calcext:value-type="string">
            <text:p>https://leetcode.com/explore/challenge/card/december-leetcoding-challenge/571/week-3-december-15th-december-21st/3568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deTwoIntegers</text:p>
          </table:table-cell>
          <table:table-cell office:value-type="string" calcext:value-type="string">
            <text:p>https://leetcode.com/problems/divide-two-integers/submissions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explore/challenge/card/december-leetcoding-challenge/571/week-3-december-15th-december-21st/3569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reasing Triplet</text:p>
          </table:table-cell>
          <table:table-cell office:value-type="string" calcext:value-type="string">
            <text:p>https://leetcode.com/explore/challenge/card/december-leetcoding-challenge/571/week-3-december-15th-december-21st/3570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ekly-220</text:p>
          </table:table-cell>
          <table:table-cell office:value-type="string" calcext:value-type="string">
            <text:p>https://leetcode.com/contest/weekly-contest-220</text:p>
          </table:table-cell>
          <table:table-cell office:value-type="string" calcext:value-type="string">
            <text:p>algo, graph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ry pickup</text:p>
          </table:table-cell>
          <table:table-cell office:value-type="string" calcext:value-type="string">
            <text:p>https://leetcode.com/explore/challenge/card/december-leetcoding-challenge/571/week-3-december-15th-december-21st/3571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leetcode.com/problems/cherry-pickup-ii/solution/</text:p>
          </table:table-cell>
        </table:table-row>
        <table:table-row table:style-name="ro1">
          <table:table-cell/>
          <table:table-cell office:value-type="string" calcext:value-type="string">
            <text:p>DecodedStringAtIndexhttps://leetcode.com/explore/challenge/card/december-leetcoding-challenge/571/week-3-december-15th-december-21st/3572/</text:p>
          </table:table-cell>
          <table:table-cell/>
          <table:table-cell office:value-type="string" calcext:value-type="string">
            <text:p>mod algo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estRange</text:p>
          </table:table-cell>
          <table:table-cell office:value-type="string" calcext:value-type="string">
            <text:p><text:a xlink:href="https://leetcode.com/explore/challenge/card/december-leetcoding-challenge/571/week-3-december-15th-december-21st/3573/" xlink:type="simple">https://leetcode.com/explore/challenge/card/december-leetcoding-challenge/571/week-3-december-15th-december-21st/3573/</text:a></text:p>
          </table:table-cell>
          <table:table-cell office:value-type="string" calcext:value-type="string">
            <text:p>pair algo</text:p>
          </table:table-cell>
          <table:table-cell office:value-type="string" calcext:value-type="string">
            <text:p>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leetcode.com/problems/smallest-range-ii/solution/" xlink:type="simple">https://leetcode.com/problems/smallest-range-ii/solution/</text:a></text:p>
          </table:table-cell>
        </table:table-row>
        <table:table-row table:style-name="ro1">
          <table:table-cell/>
          <table:table-cell office:value-type="string" calcext:value-type="string">
            <text:p>balancedbinarytree</text:p>
          </table:table-cell>
          <table:table-cell office:value-type="string" calcext:value-type="string">
            <text:p>https://leetcode.com/explore/challenge/card/december-leetcoding-challenge/572/week-4-december-22nd-december-28th/3577/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greater element</text:p>
          </table:table-cell>
          <table:table-cell office:value-type="string" calcext:value-type="string">
            <text:p>https://leetcode.com/explore/challenge/card/december-leetcoding-challenge/572/week-4-december-22nd-december-28th/3578/</text:p>
          </table:table-cell>
          <table:table-cell office:value-type="string" calcext:value-type="string">
            <text:p>iteration swap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00-00-00</text:date>, <text:time style:data-style-name="N2" text:time-value="22:27:07.773489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36:29.062848880</meta:creation-date>
    <dc:date>2020-12-23T22:27:47.216071237</dc:date>
    <meta:editing-duration>P2DT7H19M35S</meta:editing-duration>
    <meta:editing-cycles>8</meta:editing-cycles>
    <meta:generator>LibreOffice/6.4.6.2$Linux_X86_64 LibreOffice_project/40$Build-2</meta:generator>
    <meta:document-statistic meta:table-count="1" meta:cell-count="238" meta:object-count="0"/>
  </office:meta>
</office:document-meta>
</file>